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</text:p>
      <text:p text:style-name="P5">Unsigned letter</text:p>
      <text:p text:style-name="P5">Dictated letter<text:tab/><text:tab/><text:tab/><text:tab/><text:tab/>Y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3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Dictated<text:span text:style-name="T2">/</text:span></text:p>
      <text:p text:style-name="P3"><text:span text:style-name="T2">Rev. Dr. S. Morais./</text:span></text:p>
      <text:p text:style-name="P3"><text:span text:style-name="T2"><text:tab/>My dear sir and Friend,/</text:span></text:p>
      <text:p text:style-name="P3"><text:span text:style-name="T2"><text:tab/><text:tab/>Mr L. N. Levy/ has just called on me, concerning/ his marriage, next Wednesday, to/ Miss Wolff./</text:span></text:p>
      <text:p text:style-name="P3"><text:span text:style-name="T2"><text:tab/>The Wolffs are/ somewhat anxious, for it is/ possible that I may not be/ strong enough to be present./</text:span></text:p>
      <text:p text:style-name="P3"><text:span text:style-name="T2"><text:tab/>I think I will,/ as I am grateful to say, I/ am making rapid progress./</text:span></text:p>
      <text:p text:style-name="P3"><text:span text:style-name="T2"><text:tab/>But I would/ be glad if you would be/</text:span></text:p>
      <text:p text:style-name="P3"><text:span text:style-name="T2"/></text:p>
      <text:p text:style-name="P3"><text:span text:style-name="T2">[Page 2]</text:span></text:p>
      <text:p text:style-name="P3"><text:span text:style-name="T2">present to deliver the English/ address if I be there, and/ to perform the whole ceremony,/ if I be not there./</text:span></text:p>
      <text:p text:style-name="P3"><text:soft-page-break/><text:span text:style-name="T2"><text:tab/>They do not desire Mr/ Nieto, so </text:span><text:span text:style-name="T3">they</text:span><text:span text:style-name="T2"> do not think/ that any etiquette stands in/ the way, especially as he/ never takes part in any/ wedding ceremony here./</text:span></text:p>
      <text:p text:style-name="P3"><text:span text:style-name="T2"><text:tab/>Mr Levy says he spoke/ to you about it last Tuesday/ evening, and it is at his desire/ that I write to ask you,/ in any case to officiate/ with me--and, as I have said,/ if I be not there, for me./ <text:s/>He says, he would like/ your presence, because/</text:span></text:p>
      <text:p text:style-name="P3"><text:span text:style-name="T2"/></text:p>
      <text:p text:style-name="P3"><text:span text:style-name="T2">[Page 3]</text:span></text:p>
      <text:p text:style-name="P3"><text:span text:style-name="T2">his family belonged to your congregation, and/ he will see that you catch the nine or ten/ o'clock train, if you wish to reach home/ that night; or his mother will gladly give/ you a room, if you will stay./</text:span></text:p>
      <text:p text:style-name="P3"><text:span text:style-name="T2"><text:tab/>But you know we have a room at your/ disposal, and we will be more than happy/ if you will make use of it./</text:span></text:p>
      <text:p text:style-name="P3"><text:span text:style-name="T2"><text:tab/>I suggest that you arrive here as early/ as you like, dine with us, and then go/ with me in the carriage which Mr Levy/ will send here for us./</text:span></text:p>
      <text:p text:style-name="P3"><text:span text:style-name="T2"/></text:p>
      <text:p text:style-name="P3"><text:span text:style-name="T2">[Page 4]</text:span></text:p>
      <text:p text:style-name="P3"><text:span text:style-name="T2">The ceremony is at 8 p.m./ and it will take about 20/ minutes to drive there./ <text:s/>I will esteem it a great favor/ if you will come./</text:span></text:p>
      <text:p text:style-name="P3"><text:span text:style-name="T2"><text:tab/>With warm regards, in/ which my wife joins,/</text:span></text:p>
      <text:p text:style-name="P3"><text:span text:style-name="T2"><text:tab/><text:tab/>Very trule[sic!] yours,/</text:span></text:p>
      <text:p text:style-name="P3"><text:span text:style-name="T2"><text:tab/><text:tab/>H Pereira Mendes/</text:span></text:p>
      <text:p text:style-name="P3"><text:span text:style-name="T2"/></text:p>
      <text:p text:style-name="P3"><text:span text:style-name="T2">6 West 9 Street/</text:span></text:p>
      <text:p text:style-name="P3"><text:span text:style-name="T2">March 23, 1892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33:44.35</meta:creation-date>
    <meta:document-statistic meta:table-count="0" meta:image-count="0" meta:object-count="0" meta:page-count="3" meta:paragraph-count="83" meta:word-count="487" meta:character-count="2889"/>
    <dc:date>2011-12-01T13:41:41.73</dc:date>
    <dc:creator>Penn Libraries</dc:creator>
    <meta:editing-duration>PT00H07M57S</meta:editing-duration>
    <meta:editing-cycles>1</meta:editing-cycles>
    <meta:generator>OpenOffice.org/3.2$Win32 OpenOffice.org_project/320m12$Build-9483</meta:generator>
  </office:meta>
</office:document-meta>
</file>